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Formatter.setFormatter( Formatt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Test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FilterFormatter( Formatter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init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Run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Test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ge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Formatter.onSuite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